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ToURINode.invoke( Environment env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directToURINode.RedirectToURINode( VariableResolver uri , boolean createSession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